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attack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/>
          <table:table-cell table:style-name="ce29" office:value-type="string" calcext:value-type="string">
            <text:p>stop_attack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8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5:35:33.969361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2T16:25:14.157429018</dc:date>
    <meta:editing-duration>P3DT22M20S</meta:editing-duration>
    <meta:editing-cycles>2594</meta:editing-cycles>
    <dc:creator>Ilya Shpigor</dc:creator>
    <meta:document-statistic meta:table-count="5" meta:cell-count="380" meta:object-count="0"/>
  </office:meta>
</office:document-meta>
</file>